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text-properties fo:font-size="11pt" fo:language="id" fo:country="ID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language="id" fo:country="ID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fo:font-size="11pt" fo:language="id" fo:country="I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in" fo:margin-right="0in" fo:text-align="justify" style:justify-single-word="false" fo:text-indent="0.2953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.2953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text-indent="0.2957in" style:auto-text-indent="false"/>
      <style:text-properties fo:font-size="11pt" fo:language="id" fo:country="ID" style:font-size-asian="11pt" style:font-size-complex="11pt"/>
    </style:style>
    <style:style style:name="P10" style:family="paragraph" style:parent-style-name="Standard" style:master-page-name="Standard">
      <style:paragraph-properties fo:text-align="center" style:justify-single-word="false" style:page-number="13"/>
      <style:text-properties fo:font-size="11pt" fo:language="id" fo:country="ID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4pt" fo:language="fr" fo:country="CA" fo:font-weight="bold" officeooo:paragraph-rsid="00021238" style:font-size-asian="14pt" style:font-weight-asian="bold" style:font-name-complex="Trebuchet MS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4pt" fo:language="fr" fo:country="CA" fo:font-weight="normal" officeooo:paragraph-rsid="00021238" style:font-size-asian="14pt" style:font-weight-asian="normal" style:font-name-complex="Trebuchet MS" style:font-size-complex="11pt" style:font-weight-complex="normal"/>
    </style:style>
    <style:style style:name="P14" style:family="paragraph" style:parent-style-name="Standard" style:list-style-name="WW8Num3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15" style:family="paragraph" style:parent-style-name="Standard" style:list-style-name="WW8Num3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1pt" officeooo:paragraph-rsid="00021238" style:font-name-asian="Times New Roman" style:font-size-asian="11pt" style:font-size-complex="11pt" style:font-weight-complex="bold"/>
    </style:style>
    <style:style style:name="P16" style:family="paragraph" style:parent-style-name="Standard" style:list-style-name="WW8Num3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 style:list-style-name="WW8Num3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fo:font-size="11pt" officeooo:rsid="00051a1c" officeooo:paragraph-rsid="00051a1c" style:font-size-asian="11pt" style:font-size-complex="11pt"/>
    </style:style>
    <style:style style:name="P18" style:family="paragraph" style:parent-style-name="Standard" style:list-style-name="WW8Num3">
      <style:paragraph-properties fo:margin-left="0.248in" fo:margin-right="0in" fo:text-align="justify" style:justify-single-word="false" fo:text-indent="-0.248in" style:auto-text-indent="false">
        <style:tab-stops>
          <style:tab-stop style:position="0.25in"/>
        </style:tab-stops>
      </style:paragraph-properties>
      <style:text-properties fo:font-size="11pt" officeooo:paragraph-rsid="000731a1" style:font-size-asian="11pt" style:font-size-complex="11pt"/>
    </style:style>
    <style:style style:name="P19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33515" style:font-size-asian="11pt" style:font-size-complex="11pt"/>
    </style:style>
    <style:style style:name="T3" style:family="text">
      <style:text-properties fo:font-size="11pt" officeooo:rsid="000be746" style:font-size-asian="11pt" style:font-size-complex="11pt"/>
    </style:style>
    <style:style style:name="T4" style:family="text">
      <style:text-properties fo:font-size="11pt" fo:language="id" fo:country="ID" style:font-size-asian="11pt" style:font-size-complex="11pt"/>
    </style:style>
    <style:style style:name="T5" style:family="text">
      <style:text-properties fo:font-size="11pt" style:font-name-asian="Times New Roman" style:font-size-asian="11pt" style:font-size-complex="11pt" style:font-weight-complex="bold"/>
    </style:style>
    <style:style style:name="T6" style:family="text">
      <style:text-properties fo:font-size="11pt" officeooo:rsid="00033515" style:font-name-asian="Times New Roman" style:font-size-asian="11pt" style:font-size-complex="11pt" style:font-weight-complex="bold"/>
    </style:style>
    <style:style style:name="T7" style:family="text">
      <style:text-properties fo:font-size="11pt" officeooo:rsid="00051a1c" style:font-name-asian="Times New Roman" style:font-size-asian="11pt" style:font-size-complex="11pt" style:font-weight-complex="bold"/>
    </style:style>
    <style:style style:name="T8" style:family="text">
      <style:text-properties fo:color="#000000" style:font-name="Trebuchet MS" fo:font-size="14pt" fo:font-weight="normal" style:font-size-asian="14pt" style:font-weight-asian="normal" style:font-name-complex="Trebuchet MS" style:font-size-complex="11pt" style:font-weight-complex="normal"/>
    </style:style>
    <style:style style:name="T9" style:family="text">
      <style:text-properties officeooo:rsid="00021238"/>
    </style:style>
    <style:style style:name="T10" style:family="text">
      <style:text-properties style:font-name="Times New Roman" officeooo:rsid="00021238"/>
    </style:style>
    <style:style style:name="T11" style:family="text">
      <style:text-properties style:font-name="Times New Roman" officeooo:rsid="00021238" style:font-name-complex="Trebuchet MS"/>
    </style:style>
    <style:style style:name="T12" style:family="text">
      <style:text-properties officeooo:rsid="0004ebdb"/>
    </style:style>
    <style:style style:name="T13" style:family="text">
      <style:text-properties officeooo:rsid="00051a1c"/>
    </style:style>
    <style:style style:name="T14" style:family="text">
      <style:text-properties officeooo:rsid="0005d6c6"/>
    </style:style>
    <style:style style:name="T15" style:family="text">
      <style:text-properties style:font-name-asian="Times New Roman" style:font-weight-complex="bold"/>
    </style:style>
    <style:style style:name="T16" style:family="text">
      <style:text-properties officeooo:rsid="000811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ATA PENGANTAR</text:p>
      <text:p text:style-name="P4"/>
      <text:p text:style-name="P7"><text:span text:style-name="T4">Alhamdulilla</text:span><text:span text:style-name="T1">h</text:span>, puji syukur senantiasa terpanjatkan kepada Allah SWT yang Maha Segalanya. Atas rahmat, petunjuk dan kasih sayang-Nya, penulis mampu menyelesaikan Tugas Akhir dengan judul : </text:p>
      <text:p text:style-name="P7"/>
      <text:p text:style-name="P13">Rancang Bangun Robot Vision Untuk Object</text:p>
      <text:p text:style-name="P13">Finding Menggunakan Color Tracking pada</text:p>
      <text:p text:style-name="P12"><text:span text:style-name="juduldetil1"><text:span text:style-name="T8">perangkat RaspberryPi</text:span></text:span></text:p>
      <text:p text:style-name="P8"/>
      <text:p text:style-name="P7"><text:span text:style-name="T4">Dalam</text:span><text:span text:style-name="T1"> proses menyelesaikan seluruh pengerjaan tugas akhir ini penulis mendapatkan banyak bantuan dan dukungan dari berbagai pihak. </text:span><text:span text:style-name="T4">Penulis mengucapkan</text:span><text:span text:style-name="T1"> banyak</text:span><text:span text:style-name="T4"> terima</text:span><text:span text:style-name="T1"> </text:span><text:span text:style-name="T4">kasih kepada:</text:span></text:p>
      <text:list xml:id="list8510670357168738759" text:style-name="WW8Num3">
        <text:list-item>
          <text:p text:style-name="P15">Bapak Dr.Ir. Totok Soehartanto, DEA selaku Ketua Jurusan Teknik Fisika ITS.</text:p>
        </text:list-item>
        <text:list-item>
          <text:p text:style-name="P15"><text:span text:style-name="T10">Ibu </text:span><text:span text:style-name="T11">Ir Apriani Kusumawardhani</text:span><text:span text:style-name="T9"> selaku pembimbing yang telah memberi banyak ilmu, pengetahuan, wawasan dan bimbingan moral. </text:span></text:p>
        </text:list-item>
        <text:list-item>
          <text:p text:style-name="P14"><text:span text:style-name="T5">Bapak Prof. Dr. Ir. Sekartedjo, M.Sc </text:span><text:span text:style-name="T6">selaku </text:span><text:span text:style-name="T5">Kalab Rekayasa Fotonika yang telah memberi banyak ilmu, pengetahuan, wawasan dan bimbingan moral</text:span><text:span text:style-name="T1">.</text:span></text:p>
        </text:list-item>
        <text:list-item>
          <text:p text:style-name="P14"><text:span text:style-name="T2">Ibu </text:span><text:span text:style-name="T1"><text:s/></text:span><text:span text:style-name="T2">Dyah Sawitri </text:span><text:span text:style-name="T1">ST, M</text:span><text:span text:style-name="T2">T</text:span><text:span text:style-name="T1"> selaku </text:span><text:span text:style-name="T2">dosen wali</text:span><text:span text:style-name="T1"> </text:span><text:span text:style-name="T5">yang telah memberi banyak ilmu, pengetahuan, wawasan dan bimbingan moral</text:span></text:p>
        </text:list-item>
        <text:list-item>
          <text:p text:style-name="P14"><text:span text:style-name="T5">Bapak dan Ibu dosen Teknik Fisika yang telah memberi banyak ilmu, pengetahuan, wawasan dan bimbingan moral</text:span></text:p>
        </text:list-item>
        <text:list-item>
          <text:p text:style-name="P16">Ibu, <text:span text:style-name="T12">Bapak</text:span>, dan semua keluarga yang telah memberikan banyak motivasi, doa, <text:span text:style-name="T13">dan finansial</text:span> yang sangat berharga.</text:p>
        </text:list-item>
        <text:list-item>
          <text:p text:style-name="P18"><text:span text:style-name="T15">Angkatan F-45 yang saya banggakan atas motivasi, dukungan dan doanya.</text:span></text:p>
        </text:list-item>
        <text:list-item>
          <text:p text:style-name="P18"><text:span text:style-name="T13">Komunitas OpenSources Indonesia atas panduan teknis dan resources teknologi</text:span></text:p>
        </text:list-item>
        <text:list-item>
          <text:p text:style-name="P17"><text:soft-page-break/>Komunitas <text:span text:style-name="T14">Pengembang RaspberryPi Indonesia atas panduan teknis dan resources teknologi.</text:span></text:p>
        </text:list-item>
        <text:list-item>
          <text:p text:style-name="P14"><text:span text:style-name="T4">Semua pihak </text:span><text:span text:style-name="T1">yang tidak dapat penulis sebutkan satu per satu </text:span><text:span text:style-name="T4">yang turut membantu dan memperlancar </text:span><text:span text:style-name="T1">pengerjaan tugas</text:span><text:span text:style-name="T4"> ini. Terima Kasih yang sebesar-besarnya semoga Allah SWT membalasnya dengan pahala yang berlebih.</text:span><text:span text:style-name="T1"> Ami</text:span><text:span text:style-name="T3">n.</text:span></text:p>
        </text:list-item>
      </text:list>
      <text:p text:style-name="P19">Penulis menyadari bahwa tugas akhir ini bukanlah suatu hasil yang sempurna, hanya harapan agar tugas ini menjadi referensi bagi rekan-rekan untuk menambah wawasan bagi pembaca dan dapat digunakan sebagai referensi pengerjaan tugas akhir selanjutnya. Semoga yang sederhana ini dapat menjadi motivasi untuk berkembang lebih hebat lagi.</text:p>
      <text:p text:style-name="P9"/>
      <text:p text:style-name="P3"/>
      <text:p text:style-name="P6">Surabaya, <text:span text:style-name="T16">Maret</text:span> 201<text:span text:style-name="T16">5</text:span></text:p>
      <text:p text:style-name="P6"/>
      <text:p text:style-name="P6"/>
      <text:p text:style-name="P5">Penu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H3" style:family="paragraph" style:parent-style-name="Standard" style:next-style-name="Standard">
      <style:paragraph-properties fo:margin-top="0.0693in" fo:margin-bottom="0.0693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Header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1pt" style:font-name-asian="Times New Roman" style:font-family-asian="'Times New Roman'" style:font-family-generic-asian="roman" style:font-pitch-asian="variable" style:font-size-asian="11pt" style:font-size-complex="11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>
      <style:text-properties fo:font-size="12pt" style:font-name-asian="SimSun" style:font-family-asian="SimSun, 宋体" style:font-pitch-asian="variable" style:font-size-asian="12pt" style:language-asian="zh" style:country-asian="CN" style:font-size-complex="12pt"/>
    </style:style>
    <style:style style:name="Header_20_Char" style:display-name="Header Char" style:family="text">
      <style:text-properties fo:font-size="12pt" style:font-name-asian="SimSun" style:font-family-asian="SimSun, 宋体" style:font-pitch-asian="variable" style:font-size-asian="12pt" style:language-asian="zh" style:country-asian="CN" style:font-size-complex="12pt"/>
    </style:style>
    <style:style style:name="juduldetil1" style:family="text">
      <style:text-properties fo:color="#ff9900" style:font-name="Verdana" fo:font-family="Verdana" style:font-family-generic="swiss" style:font-pitch="variable" fo:font-size="13.5pt" fo:font-weight="bold" style:font-size-asian="13.5pt" style:font-weight-asian="bold" style:font-name-complex="Verdana" style:font-family-complex="Verdana" style:font-family-generic-complex="swiss" style:font-pitch-complex="variable" style:font-size-complex="13.5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z1" style:num-suffix=".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 style:page-usage="mirrored">
      <style:page-layout-properties fo:page-width="5.8272in" fo:page-height="8.2681in" style:num-format="i" style:print-orientation="portrait" fo:margin-top="0.9807in" fo:margin-bottom="0.4925in" fo:margin-left="0.9807in" fo:margin-right="0.791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82in" fo:margin-left="0in" fo:margin-right="0in" fo:margin-top="0.4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xiv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STRAK</dc:title>
    <meta:initial-creator>MattZR</meta:initial-creator>
    <meta:creation-date>2012-01-25T23:05:00</meta:creation-date>
    <dc:date>2015-01-07T22:16:32.009494510</dc:date>
    <meta:print-date>2014-08-08T12:56:00</meta:print-date>
    <meta:editing-cycles>61</meta:editing-cycles>
    <meta:editing-duration>PT1H28M26S</meta:editing-duration>
    <meta:generator>LibreOffice/4.2.3.3$Linux_x86 LibreOffice_project/420m0$Build-3</meta:generator>
    <meta:document-statistic meta:table-count="0" meta:image-count="0" meta:object-count="0" meta:page-count="2" meta:paragraph-count="20" meta:word-count="281" meta:character-count="1981" meta:non-whitespace-character-count="1727"/>
  </office:meta>
</office:document-meta>
</file>